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style>
    <style:style style:name="P4" style:family="paragraph" style:parent-style-name="Standard" style:master-page-name="Standard">
      <style:paragraph-properties fo:text-align="center" style:justify-single-word="false" style:page-number="auto"/>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TE-RENDU</text:p>
      <text:p text:style-name="P2">De la réunion de Conseil Municipal</text:p>
      <text:p text:style-name="P2">Du jeudi 09 octobre 2008</text:p>
      <text:p text:style-name="P1">~~~~~~~~~~~~~~~</text:p>
      <text:p text:style-name="P1"/>
      <text:p text:style-name="P3">Le Conseil Municipal, réuni sous la présidence de Monsieur Christian HOFLACK, maire :</text:p>
      <text:p text:style-name="P3"/>
      <text:p text:style-name="P3">- a pris connaissance du bilan 2007 de l'action de la Communauté de Communes des Deux Rives,</text:p>
      <text:p text:style-name="P3"/>
      <text:p text:style-name="P3">- a décidé de missioner le cabinet d'architectes Rousselet pour la construction des nouveaux vestiaires de football de Montreuil,</text:p>
      <text:p text:style-name="P3"/>
      <text:p text:style-name="P3">- a accepté de procéder à des virements de crédit sur la section de Fonctionnement du budget <text:s/>Assainissement et sur la section d'Investissement du budget Communal,</text:p>
      <text:p text:style-name="P3"/>
      <text:p text:style-name="P3">- a accepté de subventionner le voyage scolaire des élèves de CM de l'école de Neuillé-le-Lierre à hauteur de 2000,00€.</text:p>
      <text:p text:style-name="P3"/>
      <text:p text:style-name="P3">- a accepté de subventionner le Centre Communal d'Action Sociale à hauteur de 2500,00€ au titre de l'année 2008,</text:p>
      <text:p text:style-name="P3"/>
      <text:p text:style-name="P3">- autorise l'école de Montreuil-en-Touraine à faire appel à un intervenant musical pour l'année scolaire 2008/2009,</text:p>
      <text:p text:style-name="P3"/>
      <text:p text:style-name="P3">- a accepté de procéder à l'achat d'un nouvel ordinateur et d'un nouvel écran pour les deux <text:s/>Adjoint Administratifs de la mairie et d'un logiciel de gestion du recensement militaire,</text:p>
      <text:p text:style-name="P3"/>
      <text:p text:style-name="P3">- a décidé de ne pas faire paraître les coordonnées complètes de la mairie sur les pages jaunes pour un montant proposé de 170,00€,</text:p>
      <text:p text:style-name="P3"/>
      <text:p text:style-name="P3">- a accepté l'achat d'un ordinateur portable et d'un vidéo projecteur pour la mairie,</text:p>
      <text:p text:style-name="P3"/>
      <text:p text:style-name="P3">- a refusé d'autoriser l'école à utiliser la salle du CLSH comme salle de motricité,</text:p>
      <text:p text:style-name="P3"/>
      <text:p text:style-name="P3">- a décidé de rédiger une convention avec Véolia afin que l'entreprise rembourse à la mairie le nouvel arbre de la place (en remplacement de celui qui a été endommagé par un camion de Véolia),</text:p>
      <text:p text:style-name="P3"/>
      <text:p text:style-name="P3">- a accepté de procéder à la rédaction d'un règlement intérieur pour l'utilisation de la salle de la Bergerie par la associations,</text:p>
      <text:p text:style-name="P3"/>
      <text:p text:style-name="P3">- accepte l'organisation d'un apéro-concert dans la salle polyvalente de Montreuil organisé par l'APE afin de financer la classe de mer des élèves de CM de Neuillé. Le concert aura lieu le samedi 13 décembre 2008 à 19h00,</text:p>
      <text:p text:style-name="P3"/>
      <text:p text:style-name="P3">- a décidé d'étudier la création d'un colombarium au cimetière de Montreuil-en-Touraine au titre de l'année 2009.</text:p>
      <text:p text:style-name="P3"/>
      <text:p text:style-name="P3">La prochaine réunion de Conseil est fixée au mardi 18 novembre 2008, à 18h30, salle de la Mairie.</text:p>
      <text:p text:style-name="P3"/>
      <text:p text:style-name="P3">Affiché le 28 octobre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0.728cm" fo:margin-bottom="0.792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5:17:00</meta:creation-date>
    <dc:creator>Isabelle Derouet</dc:creator>
    <dc:date>2008-10-27T11:02:53.17</dc:date>
    <meta:print-date>2008-10-25T11:56:00.73</meta:print-date>
    <meta:editing-cycles>11</meta:editing-cycles>
    <meta:editing-duration>PT01H34M57S</meta:editing-duration>
    <meta:generator>OpenOffice.org/3.0$Win32 OpenOffice.org_project/300m9$Build-9358</meta:generator>
    <meta:printed-by>Isabelle Derouet</meta:printed-by>
    <meta:document-statistic meta:table-count="0" meta:image-count="0" meta:object-count="0" meta:page-count="1" meta:paragraph-count="21" meta:word-count="361" meta:character-count="2162"/>
    <meta:user-defined meta:name="Info 1"/>
    <meta:user-defined meta:name="Info 2"/>
    <meta:user-defined meta:name="Info 3"/>
    <meta:user-defined meta:name="Info 4"/>
  </office:meta>
</office:document-meta>
</file>